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4"/>
    <style:style style:name="ce4" style:family="table-cell" style:parent-style-name="Default" style:data-style-name="N41"/>
    <style:style style:name="ce5" style:family="table-cell" style:parent-style-name="Default" style:data-style-name="N104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 style:data-style-name="N104">
      <style:table-cell-properties fo:background-color="#ffffff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ce5"/>
        <table:table-column table:style-name="co1" table:default-cell-style-name="Default"/>
        <table:table-row table:style-name="ro1" table:number-rows-repeated="9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dgt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2.764" calcext:value-type="float">
            <text:p>2,764</text:p>
          </table:table-cell>
          <table:table-cell office:value-type="float" office:value="6" calcext:value-type="float">
            <text:p>6</text:p>
          </table:table-cell>
          <table:table-cell office:value-type="float" office:value="0.009" calcext:value-type="float">
            <text:p>0,00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600" calcext:value-type="float">
            <text:p>600</text:p>
          </table:table-cell>
          <table:table-cell office:value-type="float" office:value="0.009" calcext:value-type="float">
            <text:p>0,00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elta%</text:p>
          </table:table-cell>
          <table:table-cell table:formula="of:=[.E11]*[.C11]" office:value-type="float" office:value="0.024876" calcext:value-type="float">
            <text:p>0,024876</text:p>
          </table:table-cell>
          <table:table-cell table:formula="of:=[.E12]*[.C12]" office:value-type="float" office:value="0.0414" calcext:value-type="float">
            <text:p>0,0414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eltadgt</text:p>
          </table:table-cell>
          <table:table-cell office:value-type="float" office:value="0.001" calcext:value-type="float">
            <text:p>0,001</text:p>
          </table:table-cell>
          <table:table-cell table:formula="of:=0.2" office:value-type="float" office:value="0.2" calcext:value-type="float">
            <text:p>0,2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igma%</text:p>
          </table:table-cell>
          <table:table-cell table:formula="of:=0.58*[.C14]" office:value-type="float" office:value="0.01442808" calcext:value-type="float">
            <text:p>0,01442808</text:p>
          </table:table-cell>
          <table:table-cell table:formula="of:=0.58*[.D14]" office:value-type="float" office:value="0.024012" calcext:value-type="float">
            <text:p>0,024012</text:p>
          </table:table-cell>
          <table:table-cell table:formula="of:=SQRT([.C17]^2+[.C18]^2)" office:value-type="float" office:value="0.0144397331168689" calcext:value-type="float">
            <text:p>0,0144397331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igma dgt</text:p>
          </table:table-cell>
          <table:table-cell table:formula="of:=0.58*[.C15]" office:value-type="float" office:value="0.00058" calcext:value-type="float">
            <text:p>0,00058</text:p>
          </table:table-cell>
          <table:table-cell table:formula="of:=0.58*[.D15]" office:value-type="float" office:value="0.116" calcext:value-type="float">
            <text:p>0,116</text:p>
          </table:table-cell>
          <table:table-cell table:formula="of:=SQRT([.D17]^2+[.D18]^2)" office:value-type="float" office:value="0.11845917500979" calcext:value-type="float">
            <text:p>0,118459175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sigma%</text:p>
          </table:table-cell>
          <table:table-cell office:value-type="string" calcext:value-type="string">
            <text:p>sigma dgt</text:p>
          </table:table-cell>
          <table:table-cell office:value-type="string" calcext:value-type="string">
            <text:p>sigma tot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5.54" calcext:value-type="float">
            <text:p>5,54</text:p>
          </table:table-cell>
          <table:table-cell table:formula="of:=0.58*0.009*[.C22]" office:value-type="float" office:value="0.0289188" calcext:value-type="float">
            <text:p>0,0289188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2]^2+[.E22]^2)" office:value-type="float" office:value="0.0337499184212347" calcext:value-type="float">
            <text:p>0,0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5.54" calcext:value-type="float">
            <text:p>5,54</text:p>
          </table:table-cell>
          <table:table-cell table:formula="of:=0.58*0.009*[.C23]" office:value-type="float" office:value="0.0289188" calcext:value-type="float">
            <text:p>0,0289188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3]^2+[.E23]^2)" office:value-type="float" office:value="0.0337499184212347" calcext:value-type="float">
            <text:p>0,0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26.93" calcext:value-type="float">
            <text:p>26,93</text:p>
          </table:table-cell>
          <table:table-cell table:formula="of:=0.58*0.009*[.C24]" office:value-type="float" office:value="0.1405746" calcext:value-type="float">
            <text:p>0,1405746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4]^2+[.E24]^2)" office:value-type="float" office:value="0.141647372602389" calcext:value-type="float">
            <text:p>0,1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26.9" calcext:value-type="float">
            <text:p>26,9</text:p>
          </table:table-cell>
          <table:table-cell table:formula="of:=0.58*0.009*[.C25]" office:value-type="float" office:value="0.140418" calcext:value-type="float">
            <text:p>0,140418</text:p>
          </table:table-cell>
          <table:table-cell table:formula="of:=0.3*0.58" office:value-type="float" office:value="0.174" calcext:value-type="float">
            <text:p>0,174</text:p>
          </table:table-cell>
          <table:table-cell table:style-name="ce2" table:formula="of:=SQRT([.D25]^2+[.E25]^2)" office:value-type="float" office:value="0.223591624896819" calcext:value-type="float">
            <text:p>0,22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32.55" calcext:value-type="float">
            <text:p>32,55</text:p>
          </table:table-cell>
          <table:table-cell table:formula="of:=0.58*0.009*[.C28]" office:value-type="float" office:value="0.169911" calcext:value-type="float">
            <text:p>0,169911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8]^2+[.E28]^2)" office:value-type="float" office:value="0.170799613351436" calcext:value-type="float">
            <text:p>0,17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32.63" calcext:value-type="float">
            <text:p>32,63</text:p>
          </table:table-cell>
          <table:table-cell table:formula="of:=0.58*0.009*[.C29]" office:value-type="float" office:value="0.1703286" calcext:value-type="float">
            <text:p>0,1703286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9]^2+[.E29]^2)" office:value-type="float" office:value="0.17121504600344" calcext:value-type="float">
            <text:p>0,17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32.55" calcext:value-type="float">
            <text:p>32,55</text:p>
          </table:table-cell>
          <table:table-cell table:formula="of:=0.58*0.009*[.C30]" office:value-type="float" office:value="0.169911" calcext:value-type="float">
            <text:p>0,169911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30]^2+[.E30]^2)" office:value-type="float" office:value="0.170799613351436" calcext:value-type="float">
            <text:p>0,17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0.58*0.009*[.C31]" office:value-type="float" office:value="0.1705374" calcext:value-type="float">
            <text:p>0,1705374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31]^2+[.E31]^2)" office:value-type="float" office:value="0.171422766279045" calcext:value-type="float">
            <text:p>0,17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9.91" calcext:value-type="float">
            <text:p>9,91</text:p>
          </table:table-cell>
          <table:table-cell table:formula="of:=0.58*0.009*[.C33]" office:value-type="float" office:value="0.0517302" calcext:value-type="float">
            <text:p>0,0517302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33]^2+[.E33]^2)" office:value-type="float" office:value="0.0545781420720786" calcext:value-type="float">
            <text:p>0,0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99.7" calcext:value-type="float">
            <text:p>99,7</text:p>
          </table:table-cell>
          <table:table-cell table:formula="of:=0.58*0.009*[.C34]" office:value-type="float" office:value="0.520434" calcext:value-type="float">
            <text:p>0,520434</text:p>
          </table:table-cell>
          <table:table-cell table:formula="of:=0.3*0.58" office:value-type="float" office:value="0.174" calcext:value-type="float">
            <text:p>0,174</text:p>
          </table:table-cell>
          <table:table-cell table:style-name="ce2" table:formula="of:=SQRT([.D34]^2+[.E34]^2)" office:value-type="float" office:value="0.548750898273525" calcext:value-type="float">
            <text:p>0,5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9.85" calcext:value-type="float">
            <text:p>9,85</text:p>
          </table:table-cell>
          <table:table-cell table:formula="of:=0.58*0.009*[.C35]" office:value-type="float" office:value="0.051417" calcext:value-type="float">
            <text:p>0,051417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35]^2+[.E35]^2)" office:value-type="float" office:value="0.0542813769998514" calcext:value-type="float">
            <text:p>0,0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101.3" calcext:value-type="float">
            <text:p>101,3</text:p>
          </table:table-cell>
          <table:table-cell table:formula="of:=0.58*0.009*[.C36]" office:value-type="float" office:value="0.528786" calcext:value-type="float">
            <text:p>0,528786</text:p>
          </table:table-cell>
          <table:table-cell table:formula="of:=0.3*0.58" office:value-type="float" office:value="0.174" calcext:value-type="float">
            <text:p>0,174</text:p>
          </table:table-cell>
          <table:table-cell table:style-name="ce2" table:formula="of:=SQRT([.D36]^2+[.E36]^2)" office:value-type="float" office:value="0.556678213868659" calcext:value-type="float">
            <text:p>0,56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Default" office:value-type="string" calcext:value-type="string">
            <text:p>INVERTENTE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4"/>
          <table:table-cell table:style-name="ce3"/>
          <table:table-cell table:style-name="ce4"/>
          <table:table-cell/>
        </table:table-row>
        <table:table-row table:style-name="ro1">
          <table:table-cell table:number-columns-repeated="5"/>
          <table:table-cell office:value-type="string" calcext:value-type="string">
            <text:p>sigma letto(0,02*Val letto)</text:p>
          </table:table-cell>
          <table:table-cell table:style-name="ce4"/>
          <table:table-cell table:style-name="ce3" office:value-type="string" calcext:value-type="string">
            <text:p>sigma div(0,06*Voltdiv)</text:p>
          </table:table-cell>
          <table:table-cell table:style-name="ce4" office:value-type="string" calcext:value-type="string">
            <text:p>sigma tot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Vin</text:p>
          </table:table-cell>
          <table:table-cell office:value-type="float" office:value="1.06" calcext:value-type="float">
            <text:p>1,06</text:p>
          </table:table-cell>
          <table:table-cell table:formula="of:=0.02*[.E42]" office:value-type="float" office:value="0.0212" calcext:value-type="float">
            <text:p>0,0212</text:p>
          </table:table-cell>
          <table:table-cell table:style-name="ce1" office:value-type="float" office:value="0.3" calcext:value-type="float">
            <text:p>0,3</text:p>
          </table:table-cell>
          <table:table-cell table:formula="of:=0.06*[.G42]" office:value-type="float" office:value="0.018" calcext:value-type="float">
            <text:p>0,018</text:p>
          </table:table-cell>
          <table:table-cell table:formula="of:=SQRT([.F42]^2+[.H42]^2)" office:value-type="float" office:value="0.0278107892732299" calcext:value-type="float">
            <text:p>0,028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0.107" calcext:value-type="float">
            <text:p>0,107</text:p>
          </table:table-cell>
          <table:table-cell table:formula="of:=0.02*[.E43]" office:value-type="float" office:value="0.00214" calcext:value-type="float">
            <text:p>0,00214</text:p>
          </table:table-cell>
          <table:table-cell table:style-name="ce1" office:value-type="float" office:value="0.03" calcext:value-type="float">
            <text:p>0,03</text:p>
          </table:table-cell>
          <table:table-cell table:formula="of:=0.06*[.G43]" office:value-type="float" office:value="0.0018" calcext:value-type="float">
            <text:p>0,0018</text:p>
          </table:table-cell>
          <table:table-cell table:formula="of:=SQRT([.F43]^2+[.H43]^2)" office:value-type="float" office:value="0.00279635477005333" calcext:value-type="float">
            <text:p>0,003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432" calcext:value-type="float">
            <text:p>0,432</text:p>
          </table:table-cell>
          <table:table-cell table:formula="of:=0.02*[.E44]" office:value-type="float" office:value="0.00864" calcext:value-type="float">
            <text:p>0,00864</text:p>
          </table:table-cell>
          <table:table-cell table:style-name="ce1" office:value-type="float" office:value="0.12" calcext:value-type="float">
            <text:p>0,12</text:p>
          </table:table-cell>
          <table:table-cell table:formula="of:=0.06*[.G44]" office:value-type="float" office:value="0.0072" calcext:value-type="float">
            <text:p>0,0072</text:p>
          </table:table-cell>
          <table:table-cell table:formula="of:=SQRT([.F44]^2+[.H44]^2)" office:value-type="float" office:value="0.0112467595333056" calcext:value-type="float">
            <text:p>0,011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728" calcext:value-type="float">
            <text:p>0,728</text:p>
          </table:table-cell>
          <table:table-cell table:formula="of:=0.02*[.E45]" office:value-type="float" office:value="0.01456" calcext:value-type="float">
            <text:p>0,01456</text:p>
          </table:table-cell>
          <table:table-cell table:style-name="ce1" office:value-type="float" office:value="0.2" calcext:value-type="float">
            <text:p>0,2</text:p>
          </table:table-cell>
          <table:table-cell table:formula="of:=0.06*[.G45]" office:value-type="float" office:value="0.012" calcext:value-type="float">
            <text:p>0,012</text:p>
          </table:table-cell>
          <table:table-cell table:formula="of:=SQRT([.F45]^2+[.H45]^2)" office:value-type="float" office:value="0.0188677926636902" calcext:value-type="float">
            <text:p>0,019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36" calcext:value-type="float">
            <text:p>1,36</text:p>
          </table:table-cell>
          <table:table-cell table:formula="of:=0.02*[.E46]" office:value-type="float" office:value="0.0272" calcext:value-type="float">
            <text:p>0,0272</text:p>
          </table:table-cell>
          <table:table-cell table:style-name="ce1" office:value-type="float" office:value="0.4" calcext:value-type="float">
            <text:p>0,4</text:p>
          </table:table-cell>
          <table:table-cell table:formula="of:=0.06*[.G46]" office:value-type="float" office:value="0.024" calcext:value-type="float">
            <text:p>0,024</text:p>
          </table:table-cell>
          <table:table-cell table:formula="of:=SQRT([.F46]^2+[.H46]^2)" office:value-type="float" office:value="0.0362745089560148" calcext:value-type="float">
            <text:p>0,03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68" calcext:value-type="float">
            <text:p>1,68</text:p>
          </table:table-cell>
          <table:table-cell table:formula="of:=0.02*[.E47]" office:value-type="float" office:value="0.0336" calcext:value-type="float">
            <text:p>0,0336</text:p>
          </table:table-cell>
          <table:table-cell table:style-name="ce1" office:value-type="float" office:value="0.5" calcext:value-type="float">
            <text:p>0,5</text:p>
          </table:table-cell>
          <table:table-cell table:formula="of:=0.06*[.G47]" office:value-type="float" office:value="0.03" calcext:value-type="float">
            <text:p>0,03</text:p>
          </table:table-cell>
          <table:table-cell table:formula="of:=SQRT([.F47]^2+[.H47]^2)" office:value-type="float" office:value="0.0450439785098963" calcext:value-type="float">
            <text:p>0,0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99" calcext:value-type="float">
            <text:p>1,99</text:p>
          </table:table-cell>
          <table:table-cell table:formula="of:=0.02*[.E48]" office:value-type="float" office:value="0.0398" calcext:value-type="float">
            <text:p>0,0398</text:p>
          </table:table-cell>
          <table:table-cell office:value-type="float" office:value="0.6" calcext:value-type="float">
            <text:p>0,6</text:p>
          </table:table-cell>
          <table:table-cell table:formula="of:=0.06*[.G48]" office:value-type="float" office:value="0.036" calcext:value-type="float">
            <text:p>0,036</text:p>
          </table:table-cell>
          <table:table-cell table:formula="of:=SQRT([.F48]^2+[.H48]^2)" office:value-type="float" office:value="0.0536660041366972" calcext:value-type="float">
            <text:p>0,0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09" calcext:value-type="float">
            <text:p>2,09</text:p>
          </table:table-cell>
          <table:table-cell table:formula="of:=0.02*[.E49]" office:value-type="float" office:value="0.0418" calcext:value-type="float">
            <text:p>0,0418</text:p>
          </table:table-cell>
          <table:table-cell office:value-type="float" office:value="0.6" calcext:value-type="float">
            <text:p>0,6</text:p>
          </table:table-cell>
          <table:table-cell table:formula="of:=0.06*[.G49]" office:value-type="float" office:value="0.036" calcext:value-type="float">
            <text:p>0,036</text:p>
          </table:table-cell>
          <table:table-cell table:formula="of:=SQRT([.F49]^2+[.H49]^2)" office:value-type="float" office:value="0.0551655689719593" calcext:value-type="float">
            <text:p>0,05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04" calcext:value-type="float">
            <text:p>-1,04</text:p>
          </table:table-cell>
          <table:table-cell table:formula="of:=0.02*[.E50]" office:value-type="float" office:value="-0.0208" calcext:value-type="float">
            <text:p>-0,0208</text:p>
          </table:table-cell>
          <table:table-cell table:style-name="ce1" office:value-type="float" office:value="0.3" calcext:value-type="float">
            <text:p>0,3</text:p>
          </table:table-cell>
          <table:table-cell table:formula="of:=0.06*[.G50]" office:value-type="float" office:value="0.018" calcext:value-type="float">
            <text:p>0,018</text:p>
          </table:table-cell>
          <table:table-cell table:formula="of:=SQRT([.F50]^2+[.H50]^2)" office:value-type="float" office:value="0.0275070899951267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108" calcext:value-type="float">
            <text:p>-0,108</text:p>
          </table:table-cell>
          <table:table-cell table:formula="of:=0.02*[.E51]" office:value-type="float" office:value="-0.00216" calcext:value-type="float">
            <text:p>-0,00216</text:p>
          </table:table-cell>
          <table:table-cell table:style-name="ce1" office:value-type="float" office:value="0.03" calcext:value-type="float">
            <text:p>0,03</text:p>
          </table:table-cell>
          <table:table-cell table:formula="of:=0.06*[.G51]" office:value-type="float" office:value="0.0018" calcext:value-type="float">
            <text:p>0,0018</text:p>
          </table:table-cell>
          <table:table-cell table:formula="of:=SQRT([.F51]^2+[.H51]^2)" office:value-type="float" office:value="0.0028116898833264" calcext:value-type="float">
            <text:p>0,003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-0.422" calcext:value-type="float">
            <text:p>-0,422</text:p>
          </table:table-cell>
          <table:table-cell table:formula="of:=0.02*[.E52]" office:value-type="float" office:value="-0.00844" calcext:value-type="float">
            <text:p>-0,00844</text:p>
          </table:table-cell>
          <table:table-cell table:style-name="ce1" office:value-type="float" office:value="0.12" calcext:value-type="float">
            <text:p>0,12</text:p>
          </table:table-cell>
          <table:table-cell table:formula="of:=0.06*[.G52]" office:value-type="float" office:value="0.0072" calcext:value-type="float">
            <text:p>0,0072</text:p>
          </table:table-cell>
          <table:table-cell table:formula="of:=SQRT([.F52]^2+[.H52]^2)" office:value-type="float" office:value="0.0110938541544406" calcext:value-type="float">
            <text:p>0,011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-0.736" calcext:value-type="float">
            <text:p>-0,736</text:p>
          </table:table-cell>
          <table:table-cell table:formula="of:=0.02*[.E53]" office:value-type="float" office:value="-0.01472" calcext:value-type="float">
            <text:p>-0,01472</text:p>
          </table:table-cell>
          <table:table-cell table:style-name="ce1" office:value-type="float" office:value="0.2" calcext:value-type="float">
            <text:p>0,2</text:p>
          </table:table-cell>
          <table:table-cell table:formula="of:=0.06*[.G53]" office:value-type="float" office:value="0.012" calcext:value-type="float">
            <text:p>0,012</text:p>
          </table:table-cell>
          <table:table-cell table:formula="of:=SQRT([.F53]^2+[.H53]^2)" office:value-type="float" office:value="0.0189915349563957" calcext:value-type="float">
            <text:p>0,019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38" calcext:value-type="float">
            <text:p>-1,38</text:p>
          </table:table-cell>
          <table:table-cell table:formula="of:=0.02*[.E54]" office:value-type="float" office:value="-0.0276" calcext:value-type="float">
            <text:p>-0,0276</text:p>
          </table:table-cell>
          <table:table-cell table:style-name="ce1" office:value-type="float" office:value="0.4" calcext:value-type="float">
            <text:p>0,4</text:p>
          </table:table-cell>
          <table:table-cell table:formula="of:=0.06*[.G54]" office:value-type="float" office:value="0.024" calcext:value-type="float">
            <text:p>0,024</text:p>
          </table:table-cell>
          <table:table-cell table:formula="of:=SQRT([.F54]^2+[.H54]^2)" office:value-type="float" office:value="0.0365754015699076" calcext:value-type="float">
            <text:p>0,037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68" calcext:value-type="float">
            <text:p>-1,68</text:p>
          </table:table-cell>
          <table:table-cell table:formula="of:=0.02*[.E55]" office:value-type="float" office:value="-0.0336" calcext:value-type="float">
            <text:p>-0,0336</text:p>
          </table:table-cell>
          <table:table-cell table:style-name="ce1" office:value-type="float" office:value="0.5" calcext:value-type="float">
            <text:p>0,5</text:p>
          </table:table-cell>
          <table:table-cell table:formula="of:=0.06*[.G55]" office:value-type="float" office:value="0.03" calcext:value-type="float">
            <text:p>0,03</text:p>
          </table:table-cell>
          <table:table-cell table:formula="of:=SQRT([.F55]^2+[.H55]^2)" office:value-type="float" office:value="0.0450439785098963" calcext:value-type="float">
            <text:p>0,04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99" calcext:value-type="float">
            <text:p>-1,99</text:p>
          </table:table-cell>
          <table:table-cell table:formula="of:=0.02*[.E56]" office:value-type="float" office:value="-0.0398" calcext:value-type="float">
            <text:p>-0,0398</text:p>
          </table:table-cell>
          <table:table-cell office:value-type="float" office:value="0.6" calcext:value-type="float">
            <text:p>0,6</text:p>
          </table:table-cell>
          <table:table-cell table:formula="of:=0.06*[.G56]" office:value-type="float" office:value="0.036" calcext:value-type="float">
            <text:p>0,036</text:p>
          </table:table-cell>
          <table:table-cell table:formula="of:=SQRT([.F56]^2+[.H56]^2)" office:value-type="float" office:value="0.0536660041366972" calcext:value-type="float">
            <text:p>0,054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2.09" calcext:value-type="float">
            <text:p>-2,09</text:p>
          </table:table-cell>
          <table:table-cell table:formula="of:=0.02*[.E57]" office:value-type="float" office:value="-0.0418" calcext:value-type="float">
            <text:p>-0,0418</text:p>
          </table:table-cell>
          <table:table-cell office:value-type="float" office:value="0.6" calcext:value-type="float">
            <text:p>0,6</text:p>
          </table:table-cell>
          <table:table-cell table:formula="of:=0.06*[.G57]" office:value-type="float" office:value="0.036" calcext:value-type="float">
            <text:p>0,036</text:p>
          </table:table-cell>
          <table:table-cell table:formula="of:=SQRT([.F57]^2+[.H57]^2)" office:value-type="float" office:value="0.0551655689719593" calcext:value-type="float">
            <text:p>0,055</text:p>
          </table:table-cell>
          <table:table-cell/>
        </table:table-row>
        <table:table-row table:style-name="ro1">
          <table:table-cell table:number-columns-repeated="8"/>
          <table:table-cell table:style-name="ce6"/>
          <table:table-cell/>
        </table:table-row>
        <table:table-row table:style-name="ro1">
          <table:table-cell table:number-columns-repeated="3"/>
          <table:table-cell office:value-type="string" calcext:value-type="string">
            <text:p>Vout:</text:p>
          </table:table-cell>
          <table:table-cell office:value-type="float" office:value="-10.7" calcext:value-type="float">
            <text:p>-10,7</text:p>
          </table:table-cell>
          <table:table-cell table:formula="of:=0.02*[.E59]" office:value-type="float" office:value="-0.214" calcext:value-type="float">
            <text:p>-0,214</text:p>
          </table:table-cell>
          <table:table-cell office:value-type="float" office:value="3" calcext:value-type="float">
            <text:p>3</text:p>
          </table:table-cell>
          <table:table-cell table:formula="of:=0.06*[.G59]" office:value-type="float" office:value="0.18" calcext:value-type="float">
            <text:p>0,18</text:p>
          </table:table-cell>
          <table:table-cell table:formula="of:=SQRT([.F59]^2+[.H59]^2)" office:value-type="float" office:value="0.279635477005333" calcext:value-type="float">
            <text:p>0,2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04" calcext:value-type="float">
            <text:p>-1,04</text:p>
          </table:table-cell>
          <table:table-cell table:formula="of:=0.02*[.E60]" office:value-type="float" office:value="-0.0208" calcext:value-type="float">
            <text:p>-0,0208</text:p>
          </table:table-cell>
          <table:table-cell office:value-type="float" office:value="0.3" calcext:value-type="float">
            <text:p>0,3</text:p>
          </table:table-cell>
          <table:table-cell table:formula="of:=0.06*[.G60]" office:value-type="float" office:value="0.018" calcext:value-type="float">
            <text:p>0,018</text:p>
          </table:table-cell>
          <table:table-cell table:formula="of:=SQRT([.F60]^2+[.H60]^2)" office:value-type="float" office:value="0.0275070899951267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-4.22" calcext:value-type="float">
            <text:p>-4,22</text:p>
          </table:table-cell>
          <table:table-cell table:formula="of:=0.02*[.E61]" office:value-type="float" office:value="-0.0844" calcext:value-type="float">
            <text:p>-0,0844</text:p>
          </table:table-cell>
          <table:table-cell office:value-type="float" office:value="1.2" calcext:value-type="float">
            <text:p>1,2</text:p>
          </table:table-cell>
          <table:table-cell table:formula="of:=0.06*[.G61]" office:value-type="float" office:value="0.072" calcext:value-type="float">
            <text:p>0,072</text:p>
          </table:table-cell>
          <table:table-cell table:formula="of:=SQRT([.F61]^2+[.H61]^2)" office:value-type="float" office:value="0.110938541544406" calcext:value-type="float">
            <text:p>0,1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-7.28" calcext:value-type="float">
            <text:p>-7,28</text:p>
          </table:table-cell>
          <table:table-cell table:formula="of:=0.02*[.E62]" office:value-type="float" office:value="-0.1456" calcext:value-type="float">
            <text:p>-0,1456</text:p>
          </table:table-cell>
          <table:table-cell office:value-type="float" office:value="2" calcext:value-type="float">
            <text:p>2</text:p>
          </table:table-cell>
          <table:table-cell table:formula="of:=0.06*[.G62]" office:value-type="float" office:value="0.12" calcext:value-type="float">
            <text:p>0,12</text:p>
          </table:table-cell>
          <table:table-cell table:formula="of:=SQRT([.F62]^2+[.H62]^2)" office:value-type="float" office:value="0.188677926636902" calcext:value-type="float">
            <text:p>0,1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3.8" calcext:value-type="float">
            <text:p>-13,8</text:p>
          </table:table-cell>
          <table:table-cell table:formula="of:=0.02*[.E63]" office:value-type="float" office:value="-0.276" calcext:value-type="float">
            <text:p>-0,276</text:p>
          </table:table-cell>
          <table:table-cell office:value-type="float" office:value="4" calcext:value-type="float">
            <text:p>4</text:p>
          </table:table-cell>
          <table:table-cell table:formula="of:=0.06*[.G63]" office:value-type="float" office:value="0.24" calcext:value-type="float">
            <text:p>0,24</text:p>
          </table:table-cell>
          <table:table-cell table:formula="of:=SQRT([.F63]^2+[.H63]^2)" office:value-type="float" office:value="0.365754015699076" calcext:value-type="float">
            <text:p>0,3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1" calcext:value-type="float">
            <text:p>-14,1</text:p>
          </table:table-cell>
          <table:table-cell table:formula="of:=0.02*[.E64]" office:value-type="float" office:value="-0.282" calcext:value-type="float">
            <text:p>-0,282</text:p>
          </table:table-cell>
          <table:table-cell office:value-type="float" office:value="4" calcext:value-type="float">
            <text:p>4</text:p>
          </table:table-cell>
          <table:table-cell table:formula="of:=0.06*[.G64]" office:value-type="float" office:value="0.24" calcext:value-type="float">
            <text:p>0,24</text:p>
          </table:table-cell>
          <table:table-cell table:formula="of:=SQRT([.F64]^2+[.H64]^2)" office:value-type="float" office:value="0.370302578981027" calcext:value-type="float">
            <text:p>0,3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0.02*[.E65]" office:value-type="float" office:value="-0.284" calcext:value-type="float">
            <text:p>-0,284</text:p>
          </table:table-cell>
          <table:table-cell office:value-type="float" office:value="4" calcext:value-type="float">
            <text:p>4</text:p>
          </table:table-cell>
          <table:table-cell table:formula="of:=0.06*[.G65]" office:value-type="float" office:value="0.24" calcext:value-type="float">
            <text:p>0,24</text:p>
          </table:table-cell>
          <table:table-cell table:formula="of:=SQRT([.F65]^2+[.H65]^2)" office:value-type="float" office:value="0.371827917187508" calcext:value-type="float">
            <text:p>0,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0.02*[.E66]" office:value-type="float" office:value="-0.284" calcext:value-type="float">
            <text:p>-0,284</text:p>
          </table:table-cell>
          <table:table-cell office:value-type="float" office:value="4" calcext:value-type="float">
            <text:p>4</text:p>
          </table:table-cell>
          <table:table-cell table:formula="of:=0.06*[.G66]" office:value-type="float" office:value="0.24" calcext:value-type="float">
            <text:p>0,24</text:p>
          </table:table-cell>
          <table:table-cell table:formula="of:=SQRT([.F66]^2+[.H66]^2)" office:value-type="float" office:value="0.371827917187508" calcext:value-type="float">
            <text:p>0,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6" calcext:value-type="float">
            <text:p>10,6</text:p>
          </table:table-cell>
          <table:table-cell table:formula="of:=0.02*[.E67]" office:value-type="float" office:value="0.212" calcext:value-type="float">
            <text:p>0,212</text:p>
          </table:table-cell>
          <table:table-cell office:value-type="float" office:value="3" calcext:value-type="float">
            <text:p>3</text:p>
          </table:table-cell>
          <table:table-cell table:formula="of:=0.06*[.G67]" office:value-type="float" office:value="0.18" calcext:value-type="float">
            <text:p>0,18</text:p>
          </table:table-cell>
          <table:table-cell table:formula="of:=SQRT([.F67]^2+[.H67]^2)" office:value-type="float" office:value="0.278107892732299" calcext:value-type="float">
            <text:p>0,2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8" calcext:value-type="float">
            <text:p>1,08</text:p>
          </table:table-cell>
          <table:table-cell table:formula="of:=0.02*[.E68]" office:value-type="float" office:value="0.0216" calcext:value-type="float">
            <text:p>0,0216</text:p>
          </table:table-cell>
          <table:table-cell office:value-type="float" office:value="0.3" calcext:value-type="float">
            <text:p>0,3</text:p>
          </table:table-cell>
          <table:table-cell table:formula="of:=0.06*[.G68]" office:value-type="float" office:value="0.018" calcext:value-type="float">
            <text:p>0,018</text:p>
          </table:table-cell>
          <table:table-cell table:formula="of:=SQRT([.F68]^2+[.H68]^2)" office:value-type="float" office:value="0.028116898833264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0.02*[.E69]" office:value-type="float" office:value="0.0864" calcext:value-type="float">
            <text:p>0,0864</text:p>
          </table:table-cell>
          <table:table-cell office:value-type="float" office:value="1.2" calcext:value-type="float">
            <text:p>1,2</text:p>
          </table:table-cell>
          <table:table-cell table:formula="of:=0.06*[.G69]" office:value-type="float" office:value="0.072" calcext:value-type="float">
            <text:p>0,072</text:p>
          </table:table-cell>
          <table:table-cell table:formula="of:=SQRT([.F69]^2+[.H69]^2)" office:value-type="float" office:value="0.112467595333056" calcext:value-type="float">
            <text:p>0,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44" calcext:value-type="float">
            <text:p>7,44</text:p>
          </table:table-cell>
          <table:table-cell table:formula="of:=0.02*[.E70]" office:value-type="float" office:value="0.1488" calcext:value-type="float">
            <text:p>0,1488</text:p>
          </table:table-cell>
          <table:table-cell office:value-type="float" office:value="2" calcext:value-type="float">
            <text:p>2</text:p>
          </table:table-cell>
          <table:table-cell table:formula="of:=0.06*[.G70]" office:value-type="float" office:value="0.12" calcext:value-type="float">
            <text:p>0,12</text:p>
          </table:table-cell>
          <table:table-cell table:formula="of:=SQRT([.F70]^2+[.H70]^2)" office:value-type="float" office:value="0.191158154416703" calcext:value-type="float">
            <text:p>0,1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.9" calcext:value-type="float">
            <text:p>13,9</text:p>
          </table:table-cell>
          <table:table-cell table:formula="of:=0.02*[.E71]" office:value-type="float" office:value="0.278" calcext:value-type="float">
            <text:p>0,278</text:p>
          </table:table-cell>
          <table:table-cell office:value-type="float" office:value="4" calcext:value-type="float">
            <text:p>4</text:p>
          </table:table-cell>
          <table:table-cell table:formula="of:=0.06*[.G71]" office:value-type="float" office:value="0.24" calcext:value-type="float">
            <text:p>0,24</text:p>
          </table:table-cell>
          <table:table-cell table:formula="of:=SQRT([.F71]^2+[.H71]^2)" office:value-type="float" office:value="0.367265571487446" calcext:value-type="float">
            <text:p>0,3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72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72]" office:value-type="float" office:value="0.24" calcext:value-type="float">
            <text:p>0,24</text:p>
          </table:table-cell>
          <table:table-cell table:formula="of:=SQRT([.F72]^2+[.H72]^2)" office:value-type="float" office:value="0.382627756442211" calcext:value-type="float">
            <text:p>0,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73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73]" office:value-type="float" office:value="0.24" calcext:value-type="float">
            <text:p>0,24</text:p>
          </table:table-cell>
          <table:table-cell table:formula="of:=SQRT([.F73]^2+[.H73]^2)" office:value-type="float" office:value="0.382627756442211" calcext:value-type="float">
            <text:p>0,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74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74]" office:value-type="float" office:value="0.24" calcext:value-type="float">
            <text:p>0,24</text:p>
          </table:table-cell>
          <table:table-cell table:formula="of:=SQRT([.F74]^2+[.H74]^2)" office:value-type="float" office:value="0.382627756442211" calcext:value-type="float">
            <text:p>0,383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ce7"/>
          <table:table-cell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INVERTENTE</text:p>
          </table:table-cell>
          <table:table-cell/>
          <table:table-cell table:style-name="ce7"/>
          <table:table-cell/>
        </table:table-row>
        <table:table-row table:style-name="ro1">
          <table:table-cell table:number-columns-repeated="3"/>
          <table:table-cell office:value-type="string" calcext:value-type="string">
            <text:p>Vin</text:p>
          </table:table-cell>
          <table:table-cell table:style-name="ce1" office:value-type="float" office:value="1.08" calcext:value-type="float">
            <text:p>1,08</text:p>
          </table:table-cell>
          <table:table-cell table:formula="of:=0.02*[.E78]" office:value-type="float" office:value="0.0216" calcext:value-type="float">
            <text:p>0,0216</text:p>
          </table:table-cell>
          <table:table-cell table:style-name="ce1" office:value-type="float" office:value="0.3" calcext:value-type="float">
            <text:p>0,3</text:p>
          </table:table-cell>
          <table:table-cell table:formula="of:=0.06*[.G78]" office:value-type="float" office:value="0.018" calcext:value-type="float">
            <text:p>0,018</text:p>
          </table:table-cell>
          <table:table-cell table:formula="of:=SQRT([.F78]^2+[.H78]^2)" office:value-type="float" office:value="0.028116898833264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08" calcext:value-type="float">
            <text:p>0,108</text:p>
          </table:table-cell>
          <table:table-cell table:formula="of:=0.02*[.E79]" office:value-type="float" office:value="0.00216" calcext:value-type="float">
            <text:p>0,00216</text:p>
          </table:table-cell>
          <table:table-cell table:style-name="ce1" office:value-type="float" office:value="0.03" calcext:value-type="float">
            <text:p>0,03</text:p>
          </table:table-cell>
          <table:table-cell table:formula="of:=0.06*[.G79]" office:value-type="float" office:value="0.0018" calcext:value-type="float">
            <text:p>0,0018</text:p>
          </table:table-cell>
          <table:table-cell table:formula="of:=SQRT([.F79]^2+[.H79]^2)" office:value-type="float" office:value="0.0028116898833264" calcext:value-type="float">
            <text:p>0,003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0.432" calcext:value-type="float">
            <text:p>0,432</text:p>
          </table:table-cell>
          <table:table-cell table:formula="of:=0.02*[.E80]" office:value-type="float" office:value="0.00864" calcext:value-type="float">
            <text:p>0,00864</text:p>
          </table:table-cell>
          <table:table-cell table:style-name="ce1" office:value-type="float" office:value="0.12" calcext:value-type="float">
            <text:p>0,12</text:p>
          </table:table-cell>
          <table:table-cell table:formula="of:=0.06*[.G80]" office:value-type="float" office:value="0.0072" calcext:value-type="float">
            <text:p>0,0072</text:p>
          </table:table-cell>
          <table:table-cell table:formula="of:=SQRT([.F80]^2+[.H80]^2)" office:value-type="float" office:value="0.0112467595333056" calcext:value-type="float">
            <text:p>0,011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0.744" calcext:value-type="float">
            <text:p>0,744</text:p>
          </table:table-cell>
          <table:table-cell table:formula="of:=0.02*[.E81]" office:value-type="float" office:value="0.01488" calcext:value-type="float">
            <text:p>0,01488</text:p>
          </table:table-cell>
          <table:table-cell table:style-name="ce1" office:value-type="float" office:value="0.2" calcext:value-type="float">
            <text:p>0,2</text:p>
          </table:table-cell>
          <table:table-cell table:formula="of:=0.06*[.G81]" office:value-type="float" office:value="0.012" calcext:value-type="float">
            <text:p>0,012</text:p>
          </table:table-cell>
          <table:table-cell table:formula="of:=SQRT([.F81]^2+[.H81]^2)" office:value-type="float" office:value="0.0191158154416703" calcext:value-type="float">
            <text:p>0,019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39" calcext:value-type="float">
            <text:p>1,39</text:p>
          </table:table-cell>
          <table:table-cell table:formula="of:=0.02*[.E82]" office:value-type="float" office:value="0.0278" calcext:value-type="float">
            <text:p>0,0278</text:p>
          </table:table-cell>
          <table:table-cell table:style-name="ce1" office:value-type="float" office:value="0.4" calcext:value-type="float">
            <text:p>0,4</text:p>
          </table:table-cell>
          <table:table-cell table:formula="of:=0.06*[.G82]" office:value-type="float" office:value="0.024" calcext:value-type="float">
            <text:p>0,024</text:p>
          </table:table-cell>
          <table:table-cell table:formula="of:=SQRT([.F82]^2+[.H82]^2)" office:value-type="float" office:value="0.0367265571487446" calcext:value-type="float">
            <text:p>0,037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72" calcext:value-type="float">
            <text:p>1,72</text:p>
          </table:table-cell>
          <table:table-cell table:formula="of:=0.02*[.E83]" office:value-type="float" office:value="0.0344" calcext:value-type="float">
            <text:p>0,0344</text:p>
          </table:table-cell>
          <table:table-cell table:style-name="ce1" office:value-type="float" office:value="0.5" calcext:value-type="float">
            <text:p>0,5</text:p>
          </table:table-cell>
          <table:table-cell table:formula="of:=0.06*[.G83]" office:value-type="float" office:value="0.03" calcext:value-type="float">
            <text:p>0,03</text:p>
          </table:table-cell>
          <table:table-cell table:formula="of:=SQRT([.F83]^2+[.H83]^2)" office:value-type="float" office:value="0.0456438385765264" calcext:value-type="float">
            <text:p>0,04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2.04" calcext:value-type="float">
            <text:p>2,04</text:p>
          </table:table-cell>
          <table:table-cell table:formula="of:=0.02*[.E84]" office:value-type="float" office:value="0.0408" calcext:value-type="float">
            <text:p>0,0408</text:p>
          </table:table-cell>
          <table:table-cell office:value-type="float" office:value="0.6" calcext:value-type="float">
            <text:p>0,6</text:p>
          </table:table-cell>
          <table:table-cell table:formula="of:=0.06*[.G84]" office:value-type="float" office:value="0.036" calcext:value-type="float">
            <text:p>0,036</text:p>
          </table:table-cell>
          <table:table-cell table:formula="of:=SQRT([.F84]^2+[.H84]^2)" office:value-type="float" office:value="0.0544117634340223" calcext:value-type="float">
            <text:p>0,054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2.14" calcext:value-type="float">
            <text:p>2,14</text:p>
          </table:table-cell>
          <table:table-cell table:formula="of:=0.02*[.E85]" office:value-type="float" office:value="0.0428" calcext:value-type="float">
            <text:p>0,0428</text:p>
          </table:table-cell>
          <table:table-cell office:value-type="float" office:value="0.6" calcext:value-type="float">
            <text:p>0,6</text:p>
          </table:table-cell>
          <table:table-cell table:formula="of:=0.06*[.G85]" office:value-type="float" office:value="0.036" calcext:value-type="float">
            <text:p>0,036</text:p>
          </table:table-cell>
          <table:table-cell table:formula="of:=SQRT([.F85]^2+[.H85]^2)" office:value-type="float" office:value="0.0559270954010666" calcext:value-type="float">
            <text:p>0,0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04" calcext:value-type="float">
            <text:p>-1,04</text:p>
          </table:table-cell>
          <table:table-cell table:formula="of:=0.02*[.E86]" office:value-type="float" office:value="-0.0208" calcext:value-type="float">
            <text:p>-0,0208</text:p>
          </table:table-cell>
          <table:table-cell table:style-name="ce1" office:value-type="float" office:value="0.3" calcext:value-type="float">
            <text:p>0,3</text:p>
          </table:table-cell>
          <table:table-cell table:formula="of:=0.06*[.G86]" office:value-type="float" office:value="0.018" calcext:value-type="float">
            <text:p>0,018</text:p>
          </table:table-cell>
          <table:table-cell table:formula="of:=SQRT([.F86]^2+[.H86]^2)" office:value-type="float" office:value="0.0275070899951267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107" calcext:value-type="float">
            <text:p>-0,107</text:p>
          </table:table-cell>
          <table:table-cell table:formula="of:=0.02*[.E87]" office:value-type="float" office:value="-0.00214" calcext:value-type="float">
            <text:p>-0,00214</text:p>
          </table:table-cell>
          <table:table-cell table:style-name="ce1" office:value-type="float" office:value="0.03" calcext:value-type="float">
            <text:p>0,03</text:p>
          </table:table-cell>
          <table:table-cell table:formula="of:=0.06*[.G87]" office:value-type="float" office:value="0.0018" calcext:value-type="float">
            <text:p>0,0018</text:p>
          </table:table-cell>
          <table:table-cell table:formula="of:=SQRT([.F87]^2+[.H87]^2)" office:value-type="float" office:value="0.00279635477005333" calcext:value-type="float">
            <text:p>0,0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427" calcext:value-type="float">
            <text:p>-0,427</text:p>
          </table:table-cell>
          <table:table-cell table:formula="of:=0.02*[.E88]" office:value-type="float" office:value="-0.00854" calcext:value-type="float">
            <text:p>-0,00854</text:p>
          </table:table-cell>
          <table:table-cell table:style-name="ce1" office:value-type="float" office:value="0.12" calcext:value-type="float">
            <text:p>0,12</text:p>
          </table:table-cell>
          <table:table-cell table:formula="of:=0.06*[.G88]" office:value-type="float" office:value="0.0072" calcext:value-type="float">
            <text:p>0,0072</text:p>
          </table:table-cell>
          <table:table-cell table:formula="of:=SQRT([.F88]^2+[.H88]^2)" office:value-type="float" office:value="0.0111701208587911" calcext:value-type="float">
            <text:p>0,0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744" calcext:value-type="float">
            <text:p>-0,744</text:p>
          </table:table-cell>
          <table:table-cell table:formula="of:=0.02*[.E89]" office:value-type="float" office:value="-0.01488" calcext:value-type="float">
            <text:p>-0,01488</text:p>
          </table:table-cell>
          <table:table-cell table:style-name="ce1" office:value-type="float" office:value="0.2" calcext:value-type="float">
            <text:p>0,2</text:p>
          </table:table-cell>
          <table:table-cell table:formula="of:=0.06*[.G89]" office:value-type="float" office:value="0.012" calcext:value-type="float">
            <text:p>0,012</text:p>
          </table:table-cell>
          <table:table-cell table:formula="of:=SQRT([.F89]^2+[.H89]^2)" office:value-type="float" office:value="0.0191158154416703" calcext:value-type="float">
            <text:p>0,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38" calcext:value-type="float">
            <text:p>-1,38</text:p>
          </table:table-cell>
          <table:table-cell table:formula="of:=0.02*[.E90]" office:value-type="float" office:value="-0.0276" calcext:value-type="float">
            <text:p>-0,0276</text:p>
          </table:table-cell>
          <table:table-cell table:style-name="ce1" office:value-type="float" office:value="0.4" calcext:value-type="float">
            <text:p>0,4</text:p>
          </table:table-cell>
          <table:table-cell table:formula="of:=0.06*[.G90]" office:value-type="float" office:value="0.024" calcext:value-type="float">
            <text:p>0,024</text:p>
          </table:table-cell>
          <table:table-cell table:formula="of:=SQRT([.F90]^2+[.H90]^2)" office:value-type="float" office:value="0.0365754015699076" calcext:value-type="float">
            <text:p>0,0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7" calcext:value-type="float">
            <text:p>-1,7</text:p>
          </table:table-cell>
          <table:table-cell table:formula="of:=0.02*[.E91]" office:value-type="float" office:value="-0.034" calcext:value-type="float">
            <text:p>-0,034</text:p>
          </table:table-cell>
          <table:table-cell table:style-name="ce1" office:value-type="float" office:value="0.5" calcext:value-type="float">
            <text:p>0,5</text:p>
          </table:table-cell>
          <table:table-cell table:formula="of:=0.06*[.G91]" office:value-type="float" office:value="0.03" calcext:value-type="float">
            <text:p>0,03</text:p>
          </table:table-cell>
          <table:table-cell table:formula="of:=SQRT([.F91]^2+[.H91]^2)" office:value-type="float" office:value="0.0453431361950185" calcext:value-type="float">
            <text:p>0,0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99" calcext:value-type="float">
            <text:p>-1,99</text:p>
          </table:table-cell>
          <table:table-cell table:formula="of:=0.02*[.E92]" office:value-type="float" office:value="-0.0398" calcext:value-type="float">
            <text:p>-0,0398</text:p>
          </table:table-cell>
          <table:table-cell office:value-type="float" office:value="0.6" calcext:value-type="float">
            <text:p>0,6</text:p>
          </table:table-cell>
          <table:table-cell table:formula="of:=0.06*[.G92]" office:value-type="float" office:value="0.036" calcext:value-type="float">
            <text:p>0,036</text:p>
          </table:table-cell>
          <table:table-cell table:formula="of:=SQRT([.F92]^2+[.H92]^2)" office:value-type="float" office:value="0.0536660041366972" calcext:value-type="float">
            <text:p>0,0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-2.09" calcext:value-type="float">
            <text:p>-2,09</text:p>
          </table:table-cell>
          <table:table-cell table:formula="of:=0.02*[.E93]" office:value-type="float" office:value="-0.0418" calcext:value-type="float">
            <text:p>-0,0418</text:p>
          </table:table-cell>
          <table:table-cell office:value-type="float" office:value="0.6" calcext:value-type="float">
            <text:p>0,6</text:p>
          </table:table-cell>
          <table:table-cell table:formula="of:=0.06*[.G93]" office:value-type="float" office:value="0.036" calcext:value-type="float">
            <text:p>0,036</text:p>
          </table:table-cell>
          <table:table-cell table:formula="of:=SQRT([.F93]^2+[.H93]^2)" office:value-type="float" office:value="0.0551655689719593" calcext:value-type="float">
            <text:p>0,055</text:p>
          </table:table-cell>
          <table:table-cell/>
        </table:table-row>
        <table:table-row table:style-name="ro1">
          <table:table-cell table:number-columns-repeated="8"/>
          <table:table-cell table:style-name="ce7"/>
          <table:table-cell/>
        </table:table-row>
        <table:table-row table:style-name="ro1">
          <table:table-cell table:number-columns-repeated="3"/>
          <table:table-cell office:value-type="string" calcext:value-type="string">
            <text:p>Vout:</text:p>
          </table:table-cell>
          <table:table-cell office:value-type="float" office:value="10.7" calcext:value-type="float">
            <text:p>10,7</text:p>
          </table:table-cell>
          <table:table-cell table:formula="of:=0.02*[.E95]" office:value-type="float" office:value="0.214" calcext:value-type="float">
            <text:p>0,214</text:p>
          </table:table-cell>
          <table:table-cell office:value-type="float" office:value="3" calcext:value-type="float">
            <text:p>3</text:p>
          </table:table-cell>
          <table:table-cell table:formula="of:=0.06*[.G95]" office:value-type="float" office:value="0.18" calcext:value-type="float">
            <text:p>0,18</text:p>
          </table:table-cell>
          <table:table-cell table:formula="of:=SQRT([.F95]^2+[.H95]^2)" office:value-type="float" office:value="0.279635477005333" calcext:value-type="float">
            <text:p>0,2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7" calcext:value-type="float">
            <text:p>1,07</text:p>
          </table:table-cell>
          <table:table-cell table:formula="of:=0.02*[.E96]" office:value-type="float" office:value="0.0214" calcext:value-type="float">
            <text:p>0,0214</text:p>
          </table:table-cell>
          <table:table-cell office:value-type="float" office:value="0.3" calcext:value-type="float">
            <text:p>0,3</text:p>
          </table:table-cell>
          <table:table-cell table:formula="of:=0.06*[.G96]" office:value-type="float" office:value="0.018" calcext:value-type="float">
            <text:p>0,018</text:p>
          </table:table-cell>
          <table:table-cell table:formula="of:=SQRT([.F96]^2+[.H96]^2)" office:value-type="float" office:value="0.0279635477005333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0.02*[.E97]" office:value-type="float" office:value="0.0864" calcext:value-type="float">
            <text:p>0,0864</text:p>
          </table:table-cell>
          <table:table-cell office:value-type="float" office:value="1.2" calcext:value-type="float">
            <text:p>1,2</text:p>
          </table:table-cell>
          <table:table-cell table:formula="of:=0.06*[.G97]" office:value-type="float" office:value="0.072" calcext:value-type="float">
            <text:p>0,072</text:p>
          </table:table-cell>
          <table:table-cell table:formula="of:=SQRT([.F97]^2+[.H97]^2)" office:value-type="float" office:value="0.112467595333056" calcext:value-type="float">
            <text:p>0,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44" calcext:value-type="float">
            <text:p>7,44</text:p>
          </table:table-cell>
          <table:table-cell table:formula="of:=0.02*[.E98]" office:value-type="float" office:value="0.1488" calcext:value-type="float">
            <text:p>0,1488</text:p>
          </table:table-cell>
          <table:table-cell office:value-type="float" office:value="2" calcext:value-type="float">
            <text:p>2</text:p>
          </table:table-cell>
          <table:table-cell table:formula="of:=0.06*[.G98]" office:value-type="float" office:value="0.12" calcext:value-type="float">
            <text:p>0,12</text:p>
          </table:table-cell>
          <table:table-cell table:formula="of:=SQRT([.F98]^2+[.H98]^2)" office:value-type="float" office:value="0.191158154416703" calcext:value-type="float">
            <text:p>0,1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.9" calcext:value-type="float">
            <text:p>13,9</text:p>
          </table:table-cell>
          <table:table-cell table:formula="of:=0.02*[.E99]" office:value-type="float" office:value="0.278" calcext:value-type="float">
            <text:p>0,278</text:p>
          </table:table-cell>
          <table:table-cell office:value-type="float" office:value="4" calcext:value-type="float">
            <text:p>4</text:p>
          </table:table-cell>
          <table:table-cell table:formula="of:=0.06*[.G99]" office:value-type="float" office:value="0.24" calcext:value-type="float">
            <text:p>0,24</text:p>
          </table:table-cell>
          <table:table-cell table:formula="of:=SQRT([.F99]^2+[.H99]^2)" office:value-type="float" office:value="0.367265571487446" calcext:value-type="float">
            <text:p>0,3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100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100]" office:value-type="float" office:value="0.24" calcext:value-type="float">
            <text:p>0,24</text:p>
          </table:table-cell>
          <table:table-cell table:formula="of:=SQRT([.F100]^2+[.H100]^2)" office:value-type="float" office:value="0.382627756442211" calcext:value-type="float">
            <text:p>0,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7" calcext:value-type="float">
            <text:p>14,7</text:p>
          </table:table-cell>
          <table:table-cell table:formula="of:=0.02*[.E101]" office:value-type="float" office:value="0.294" calcext:value-type="float">
            <text:p>0,294</text:p>
          </table:table-cell>
          <table:table-cell office:value-type="float" office:value="4" calcext:value-type="float">
            <text:p>4</text:p>
          </table:table-cell>
          <table:table-cell table:formula="of:=0.06*[.G101]" office:value-type="float" office:value="0.24" calcext:value-type="float">
            <text:p>0,24</text:p>
          </table:table-cell>
          <table:table-cell table:formula="of:=SQRT([.F101]^2+[.H101]^2)" office:value-type="float" office:value="0.379520750420843" calcext:value-type="float">
            <text:p>0,3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102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102]" office:value-type="float" office:value="0.24" calcext:value-type="float">
            <text:p>0,24</text:p>
          </table:table-cell>
          <table:table-cell table:formula="of:=SQRT([.F102]^2+[.H102]^2)" office:value-type="float" office:value="0.382627756442211" calcext:value-type="float">
            <text:p>0,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0.7" calcext:value-type="float">
            <text:p>-10,7</text:p>
          </table:table-cell>
          <table:table-cell table:formula="of:=0.02*[.E103]" office:value-type="float" office:value="-0.214" calcext:value-type="float">
            <text:p>-0,214</text:p>
          </table:table-cell>
          <table:table-cell office:value-type="float" office:value="3" calcext:value-type="float">
            <text:p>3</text:p>
          </table:table-cell>
          <table:table-cell table:formula="of:=0.06*[.G103]" office:value-type="float" office:value="0.18" calcext:value-type="float">
            <text:p>0,18</text:p>
          </table:table-cell>
          <table:table-cell table:formula="of:=SQRT([.F103]^2+[.H103]^2)" office:value-type="float" office:value="0.279635477005333" calcext:value-type="float">
            <text:p>0,2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07" calcext:value-type="float">
            <text:p>-1,07</text:p>
          </table:table-cell>
          <table:table-cell table:formula="of:=0.02*[.E104]" office:value-type="float" office:value="-0.0214" calcext:value-type="float">
            <text:p>-0,0214</text:p>
          </table:table-cell>
          <table:table-cell office:value-type="float" office:value="0.3" calcext:value-type="float">
            <text:p>0,3</text:p>
          </table:table-cell>
          <table:table-cell table:formula="of:=0.06*[.G104]" office:value-type="float" office:value="0.018" calcext:value-type="float">
            <text:p>0,018</text:p>
          </table:table-cell>
          <table:table-cell table:formula="of:=SQRT([.F104]^2+[.H104]^2)" office:value-type="float" office:value="0.0279635477005333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-4.27" calcext:value-type="float">
            <text:p>-4,27</text:p>
          </table:table-cell>
          <table:table-cell table:formula="of:=0.02*[.E105]" office:value-type="float" office:value="-0.0854" calcext:value-type="float">
            <text:p>-0,0854</text:p>
          </table:table-cell>
          <table:table-cell office:value-type="float" office:value="1.2" calcext:value-type="float">
            <text:p>1,2</text:p>
          </table:table-cell>
          <table:table-cell table:formula="of:=0.06*[.G105]" office:value-type="float" office:value="0.072" calcext:value-type="float">
            <text:p>0,072</text:p>
          </table:table-cell>
          <table:table-cell table:formula="of:=SQRT([.F105]^2+[.H105]^2)" office:value-type="float" office:value="0.111701208587911" calcext:value-type="float">
            <text:p>0,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-7.44" calcext:value-type="float">
            <text:p>-7,44</text:p>
          </table:table-cell>
          <table:table-cell table:formula="of:=0.02*[.E106]" office:value-type="float" office:value="-0.1488" calcext:value-type="float">
            <text:p>-0,1488</text:p>
          </table:table-cell>
          <table:table-cell office:value-type="float" office:value="2" calcext:value-type="float">
            <text:p>2</text:p>
          </table:table-cell>
          <table:table-cell table:formula="of:=0.06*[.G106]" office:value-type="float" office:value="0.12" calcext:value-type="float">
            <text:p>0,12</text:p>
          </table:table-cell>
          <table:table-cell table:formula="of:=SQRT([.F106]^2+[.H106]^2)" office:value-type="float" office:value="0.191158154416703" calcext:value-type="float">
            <text:p>0,1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3.9" calcext:value-type="float">
            <text:p>-13,9</text:p>
          </table:table-cell>
          <table:table-cell table:formula="of:=0.02*[.E107]" office:value-type="float" office:value="-0.278" calcext:value-type="float">
            <text:p>-0,278</text:p>
          </table:table-cell>
          <table:table-cell office:value-type="float" office:value="4" calcext:value-type="float">
            <text:p>4</text:p>
          </table:table-cell>
          <table:table-cell table:formula="of:=0.06*[.G107]" office:value-type="float" office:value="0.24" calcext:value-type="float">
            <text:p>0,24</text:p>
          </table:table-cell>
          <table:table-cell table:formula="of:=SQRT([.F107]^2+[.H107]^2)" office:value-type="float" office:value="0.367265571487446" calcext:value-type="float">
            <text:p>0,3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4" calcext:value-type="float">
            <text:p>-14,4</text:p>
          </table:table-cell>
          <table:table-cell table:formula="of:=0.02*[.E108]" office:value-type="float" office:value="-0.288" calcext:value-type="float">
            <text:p>-0,288</text:p>
          </table:table-cell>
          <table:table-cell office:value-type="float" office:value="4" calcext:value-type="float">
            <text:p>4</text:p>
          </table:table-cell>
          <table:table-cell table:formula="of:=0.06*[.G108]" office:value-type="float" office:value="0.24" calcext:value-type="float">
            <text:p>0,24</text:p>
          </table:table-cell>
          <table:table-cell table:formula="of:=SQRT([.F108]^2+[.H108]^2)" office:value-type="float" office:value="0.374891984443519" calcext:value-type="float">
            <text:p>0,3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0.02*[.E109]" office:value-type="float" office:value="-0.284" calcext:value-type="float">
            <text:p>-0,284</text:p>
          </table:table-cell>
          <table:table-cell office:value-type="float" office:value="4" calcext:value-type="float">
            <text:p>4</text:p>
          </table:table-cell>
          <table:table-cell table:formula="of:=0.06*[.G109]" office:value-type="float" office:value="0.24" calcext:value-type="float">
            <text:p>0,24</text:p>
          </table:table-cell>
          <table:table-cell table:formula="of:=SQRT([.F109]^2+[.H109]^2)" office:value-type="float" office:value="0.371827917187508" calcext:value-type="float">
            <text:p>0,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0.02*[.E110]" office:value-type="float" office:value="-0.284" calcext:value-type="float">
            <text:p>-0,284</text:p>
          </table:table-cell>
          <table:table-cell office:value-type="float" office:value="4" calcext:value-type="float">
            <text:p>4</text:p>
          </table:table-cell>
          <table:table-cell table:formula="of:=0.06*[.G110]" office:value-type="float" office:value="0.24" calcext:value-type="float">
            <text:p>0,24</text:p>
          </table:table-cell>
          <table:table-cell table:formula="of:=SQRT([.F110]^2+[.H110]^2)" office:value-type="float" office:value="0.371827917187508" calcext:value-type="float">
            <text:p>0,3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6:24:34.484191677</meta:creation-date>
    <dc:date>2016-05-07T18:02:32.486601632</dc:date>
    <meta:editing-duration>PT22M4S</meta:editing-duration>
    <meta:editing-cycles>5</meta:editing-cycles>
    <meta:generator>LibreOffice/4.4.2.2$Linux_X86_64 LibreOffice_project/40m0$Build-2</meta:generator>
    <meta:document-statistic meta:table-count="1" meta:cell-count="406" meta:object-count="0"/>
  </office:meta>
</office:document-meta>
</file>